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Standard">
      <style:text-properties style:language-asian="ru" style:country-asian="RU"/>
    </style:style>
    <style:style style:name="P5" style:family="paragraph" style:parent-style-name="Код">
      <style:text-properties fo:language="en" fo:country="US" style:language-asian="ru" style:country-asian="RU"/>
    </style:style>
    <style:style style:name="P6" style:family="paragraph" style:parent-style-name="Код">
      <style:text-properties style:language-asian="ru" style:country-asian="RU"/>
    </style:style>
    <style:style style:name="P7" style:family="paragraph" style:parent-style-name="Heading_20_1">
      <style:text-properties style:language-asian="ru" style:country-asian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style:language-asian="ru" style:country-asian="RU"/>
    </style:style>
    <style:style style:name="T5" style:family="text">
      <style:text-properties officeooo:rsid="0017d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Лабораторная работа <text:span text:style-name="T5">20</text:span></text:h>
      <text:h text:style-name="Heading_20_4" text:outline-level="4"><text:span text:style-name="T2">20.1</text:span><text:span text:style-name="T4"> [#</text:span><text:span text:style-name="T2">2</text:span><text:span text:style-name="T4">0]</text:span></text:h>
      <text:p text:style-name="P4">Модифицируйте программу AverageScore так, чтобы она обрабатывала 4 значения в строке и группы из 4 студентов. </text:p>
      <text:p text:style-name="P4">Разберитесь, как работает округление по студенту и по классу.</text:p>
      <text:h text:style-name="Heading_20_4" text:outline-level="4"><text:span text:style-name="T1">20.2</text:span> [#<text:span text:style-name="T3">2</text:span>0]</text:h>
      <text:p text:style-name="P3">Модифицируйте программу из предыдущего задания так, чтобы она обрабатывала фамилию студента, записанную во входном файле перед его оценками и выдавала ее в <text:span text:style-name="T1">OUTPUT </text:span>перед средней оценкой студента:</text:p>
      <text:p text:style-name="P2">OUTPUT: Ivanov 55</text:p>
      <text:p text:style-name="P3">Добавьте контроль правильности входных данных (минимального и максимального значения баллов). В случае неверных данных выдавать сообщение об ошибке.</text:p>
      <text:p text:style-name="P3"/>
      <text:p text:style-name="P5">PROGRAM AverageScore(INPUT, OUTPUT);</text:p>
      <text:p text:style-name="P5">CONST</text:p>
      <text:p text:style-name="P5"><text:s text:c="2"/>NumberOfScores = 3;</text:p>
      <text:p text:style-name="P5"><text:s text:c="2"/>ClassSize = 5;</text:p>
      <text:p text:style-name="P5">TYPE</text:p>
      <text:p text:style-name="P5"><text:s text:c="2"/>Score = 0 .. 100;</text:p>
      <text:p text:style-name="P5">VAR</text:p>
      <text:p text:style-name="P5"><text:s text:c="2"/>WhichScore: 1 .. NumberOfScores;</text:p>
      <text:p text:style-name="P5"><text:s text:c="2"/>Student: 1 .. ClassSize;</text:p>
      <text:p text:style-name="P5"><text:s text:c="2"/>NextScore: Score;</text:p>
      <text:p text:style-name="P5"><text:s text:c="2"/>Ave, TotalScore, ClassTotal: INTEGER;</text:p>
      <text:p text:style-name="P5">BEGIN {AverageScore}</text:p>
      <text:p text:style-name="P5"><text:s text:c="2"/>ClassTotal := 0;</text:p>
      <text:p text:style-name="P5"><text:s text:c="2"/>WRITELN('Student averages:');</text:p>
      <text:p text:style-name="P5"><text:s text:c="2"/>Student := 1;</text:p>
      <text:p text:style-name="P5"><text:s text:c="2"/>WHILE Student &lt; ClassSize</text:p>
      <text:p text:style-name="P5"><text:s text:c="2"/>DO </text:p>
      <text:p text:style-name="P5"><text:s text:c="4"/>BEGIN</text:p>
      <text:p text:style-name="P5"><text:s text:c="6"/>TotalScore := 0;</text:p>
      <text:p text:style-name="P5"><text:s text:c="6"/>WhichScore := 1;</text:p>
      <text:p text:style-name="P5"><text:s text:c="6"/>WHILE WhichScore &lt; 3</text:p>
      <text:p text:style-name="P5"><text:s text:c="6"/>DO</text:p>
      <text:p text:style-name="P5"><text:s text:c="8"/>BEGIN</text:p>
      <text:p text:style-name="P5"><text:s text:c="10"/>READ(NextScore);</text:p>
      <text:p text:style-name="P5"><text:s text:c="10"/>TotalScore := TotalScore + NextScore;</text:p>
      <text:p text:style-name="P5"><text:s text:c="8"/>END;</text:p>
      <text:p text:style-name="P5"><text:s text:c="6"/>READLN;</text:p>
      <text:p text:style-name="P5"><text:s text:c="6"/>TotalScore := TotalScore * 10;</text:p>
      <text:p text:style-name="P5"><text:s text:c="6"/>Ave := TotalScore DIV NumberOfScores;</text:p>
      <text:p text:style-name="P5"><text:s text:c="6"/>IF Ave MOD 10 &gt;= 5</text:p>
      <text:p text:style-name="P5"><text:s text:c="6"/>THEN</text:p>
      <text:p text:style-name="P5"><text:s text:c="8"/>WRITE(Ave DIV 10 + 1)</text:p>
      <text:p text:style-name="P5"><text:s text:c="6"/>ELSE</text:p>
      <text:p text:style-name="P5"><text:soft-page-break/><text:s text:c="8"/>WRITE(Ave DIV 10);</text:p>
      <text:p text:style-name="P5"><text:s text:c="6"/>ClassTotal := ClassTotal + TotalScore;</text:p>
      <text:p text:style-name="P5"><text:s text:c="4"/>END</text:p>
      <text:p text:style-name="P5"><text:s text:c="2"/>WRITELN;</text:p>
      <text:p text:style-name="P5"><text:s text:c="2"/>WRITELN ('Class average:');</text:p>
      <text:p text:style-name="P5"><text:s text:c="2"/>ClassTotal := ClassTotal DIV (ClassSize *NumberOfScores);</text:p>
      <text:p text:style-name="P5"><text:s text:c="2"/>WRITELN(ClassTotal DIV 10, '.' ClassTotal MOD 10:1)</text:p>
      <text:p text:style-name="P6">END. <text:s/>{AverageSco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2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8H9M30S</meta:editing-duration>
    <meta:editing-cycles>38</meta:editing-cycles>
    <meta:generator>LibreOffice/5.1.3.2$Windows_x86 LibreOffice_project/644e4637d1d8544fd9f56425bd6cec110e49301b</meta:generator>
    <dc:date>2017-03-20T20:05:49.739000000</dc:date>
    <meta:document-statistic meta:table-count="0" meta:image-count="0" meta:object-count="0" meta:page-count="2" meta:paragraph-count="51" meta:word-count="208" meta:character-count="1585" meta:non-whitespace-character-count="1265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